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1" style:font-name-asian="Droid Sans Fallback" style:font-name-complex="FreeSans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9"/>
    <style:style style:name="ce8" style:family="table-cell" style:parent-style-name="Default" style:data-style-name="N130"/>
    <style:style style:name="ce9" style:family="table-cell" style:parent-style-name="Default" style:data-style-name="N131"/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2"/>
          <table:table-cell office:value-type="string" calcext:value-type="string">
            <text:p>dσ/dΩi / dσ/dΩ3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table:number-columns-repeated="11"/>
          <table:table-cell office:value-type="string" calcext:value-type="string">
            <text:p>Normalizado a 20</text:p>
          </table:table-cell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3"/>
          <table:table-cell office:value-type="string" calcext:value-type="string">
            <text:p>NORMALIZADO A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table:formula="of:=[.D9]-[.D10]*[.D7]/[.D8]" office:value-type="float" office:value="280.74082863189" calcext:value-type="float">
            <text:p>280.7408286319</text:p>
          </table:table-cell>
          <table:table-cell table:formula="of:=SQRT([.E9]^2+[.E10]^2*([.D7]/[.D8])^2+([.E7]^2/[.D8]^2+([.D7]/[.D8]^2)^2*[.E8]^2)*[.D10]^2)" office:value-type="float" office:value="72.0988276507954" calcext:value-type="float">
            <text:p>72.0988276508</text:p>
          </table:table-cell>
          <table:table-cell table:formula="of:=[.F10]/[.C10]" office:value-type="float" office:value="28.074082863189" calcext:value-type="float">
            <text:p>28.0740828632</text:p>
          </table:table-cell>
          <table:table-cell table:formula="of:=[.G10]/[.C10]" office:value-type="float" office:value="7.20988276507954" calcext:value-type="float">
            <text:p>7.2098827651</text:p>
          </table:table-cell>
          <table:table-cell table:formula="of:=(649.200696+644.8770832)/2000" office:value-type="float" office:value="0.6470388896" calcext:value-type="float">
            <text:p>0.6470388896</text:p>
          </table:table-cell>
          <table:table-cell table:formula="of:=(0.739890982+0.683612271)/2000" office:value-type="float" office:value="0.0007117516265" calcext:value-type="float">
            <text:p>0.0007117516</text:p>
          </table:table-cell>
          <table:table-cell table:formula="of:=[.$L$3]*[.J10]^[.$L$2]" office:value-type="float" office:value="0.254621992674106" calcext:value-type="float">
            <text:p>0.2546219927</text:p>
          </table:table-cell>
          <table:table-cell table:formula="of:=0.1*[.L10]" office:value-type="float" office:value="0.0254621992674106" calcext:value-type="float">
            <text:p>0.0254621993</text:p>
          </table:table-cell>
          <table:table-cell table:formula="of:=[.H10]/[.L10]" office:value-type="float" office:value="110.257886871231" calcext:value-type="float">
            <text:p>110.2578868712</text:p>
          </table:table-cell>
          <table:table-cell table:formula="of:=SQRT([.I10]^2/[.L10]^2 + ([.H10]/[.L10]^2)^2*[.M10]^2)" office:value-type="float" office:value="30.3869264684647" calcext:value-type="float">
            <text:p>30.3869264685</text:p>
          </table:table-cell>
          <table:table-cell/>
          <table:table-cell table:formula="of:=[.N10]/[.$N$11]" office:value-type="float" office:value="3.58104941879734" calcext:value-type="float">
            <text:p>3.5810494188</text:p>
          </table:table-cell>
          <table:table-cell table:formula="of:=SQRT(([.O10]/[.$N$11])^2+([.N10]/[.$N$11]^2)^2*[.$O$11]^2)" office:value-type="float" office:value="1.05870979128129" calcext:value-type="float">
            <text:p>1.0587097913</text:p>
          </table:table-cell>
          <table:table-cell/>
          <table:table-cell table:formula="of:=[.N10]/[.$N$12]" office:value-type="float" office:value="6.37507457689406" calcext:value-type="float">
            <text:p>6.3750745769</text:p>
          </table:table-cell>
          <table:table-cell table:style-name="ce10" table:formula="of:=SQRT(([.O10]/[.$N$12])^2+([.N10]/[.$N$12]^2)^2*[.$O$12]^2)" office:value-type="float" office:value="1.9009335862562" calcext:value-type="float">
            <text:p>1.90093358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Q10]" office:value-type="float" office:value="3.58104941879734" calcext:value-type="float">
            <text:p>3.5810494188</text:p>
          </table:table-cell>
          <table:table-cell table:formula="of:=[.R10]" office:value-type="float" office:value="1.05870979128129" calcext:value-type="float">
            <text:p>1.05870979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table:formula="of:=[.D11]" office:value-type="float" office:value="2089.07" calcext:value-type="float">
            <text:p>2089.07</text:p>
          </table:table-cell>
          <table:table-cell table:formula="of:=[.E11]" office:value-type="float" office:value="79.5429" calcext:value-type="float">
            <text:p>79.5429</text:p>
          </table:table-cell>
          <table:table-cell table:formula="of:=[.F11]/[.C11]" office:value-type="float" office:value="8.70445833333333" calcext:value-type="float">
            <text:p>8.7044583333</text:p>
          </table:table-cell>
          <table:table-cell table:formula="of:=[.G11]/[.C11]" office:value-type="float" office:value="0.33142875" calcext:value-type="float">
            <text:p>0.33142875</text:p>
          </table:table-cell>
          <table:table-cell office:value-type="float" office:value="0.5901885376" calcext:value-type="float">
            <text:p>0.5901885376</text:p>
          </table:table-cell>
          <table:table-cell office:value-type="float" office:value="0.00164024348542152" calcext:value-type="float">
            <text:p>0.0016402435</text:p>
          </table:table-cell>
          <table:table-cell table:formula="of:=[.$L$3]*[.J11]^[.$L$2]" office:value-type="float" office:value="0.282710800470295" calcext:value-type="float">
            <text:p>0.2827108005</text:p>
          </table:table-cell>
          <table:table-cell table:formula="of:=0.1*[.L11]" office:value-type="float" office:value="0.0282710800470295" calcext:value-type="float">
            <text:p>0.02827108</text:p>
          </table:table-cell>
          <table:table-cell table:formula="of:=[.H11]/[.L11]" office:value-type="float" office:value="30.7892670490596" calcext:value-type="float">
            <text:p>30.7892670491</text:p>
          </table:table-cell>
          <table:table-cell table:formula="of:=SQRT([.I11]^2/[.L11]^2 + ([.H11]/[.L11]^2)^2*[.M11]^2)" office:value-type="float" office:value="3.29456127443504" calcext:value-type="float">
            <text:p>3.2945612744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151325889926227" calcext:value-type="float">
            <text:p>0.1513258899</text:p>
          </table:table-cell>
          <table:table-cell/>
          <table:table-cell table:formula="of:=[.N11]/[.$N$12]" office:value-type="float" office:value="1.7802252444299" calcext:value-type="float">
            <text:p>1.7802252444</text:p>
          </table:table-cell>
          <table:table-cell table:style-name="ce10" table:formula="of:=SQRT(([.O11]/[.$N$12])^2+([.N11]/[.$N$12]^2)^2*[.$O$12]^2)" office:value-type="float" office:value="0.278124208981276" calcext:value-type="float">
            <text:p>0.2781242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0.151325889926227" calcext:value-type="float">
            <text:p>0.15132588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table:formula="of:=[.D12]" office:value-type="float" office:value="934.004" calcext:value-type="float">
            <text:p>934.004</text:p>
          </table:table-cell>
          <table:table-cell table:formula="of:=[.E12]" office:value-type="float" office:value="50.798" calcext:value-type="float">
            <text:p>50.798</text:p>
          </table:table-cell>
          <table:table-cell table:formula="of:=[.F12]/[.C12]" office:value-type="float" office:value="5.18891111111111" calcext:value-type="float">
            <text:p>5.1889111111</text:p>
          </table:table-cell>
          <table:table-cell table:formula="of:=[.G12]/[.C12]" office:value-type="float" office:value="0.282211111111111" calcext:value-type="float">
            <text:p>0.2822111111</text:p>
          </table:table-cell>
          <table:table-cell office:value-type="float" office:value="0.5601556672" calcext:value-type="float">
            <text:p>0.5601556672</text:p>
          </table:table-cell>
          <table:table-cell office:value-type="float" office:value="0.00178758709825824" calcext:value-type="float">
            <text:p>0.0017875871</text:p>
          </table:table-cell>
          <table:table-cell table:formula="of:=[.$L$3]*[.J12]^[.$L$2]" office:value-type="float" office:value="0.300021125426074" calcext:value-type="float">
            <text:p>0.3000211254</text:p>
          </table:table-cell>
          <table:table-cell table:formula="of:=0.1*[.L12]" office:value-type="float" office:value="0.0300021125426074" calcext:value-type="float">
            <text:p>0.0300021125</text:p>
          </table:table-cell>
          <table:table-cell table:formula="of:=[.H12]/[.L12]" office:value-type="float" office:value="17.2951524788199" calcext:value-type="float">
            <text:p>17.2951524788</text:p>
          </table:table-cell>
          <table:table-cell table:formula="of:=SQRT([.I12]^2/[.L12]^2 + ([.H12]/[.L12]^2)^2*[.M12]^2)" office:value-type="float" office:value="1.96876149768" calcext:value-type="float">
            <text:p>1.9687614977</text:p>
          </table:table-cell>
          <table:table-cell/>
          <table:table-cell table:formula="of:=[.N12]/[.$N$11]" office:value-type="float" office:value="0.561726670896771" calcext:value-type="float">
            <text:p>0.5617266709</text:p>
          </table:table-cell>
          <table:table-cell table:formula="of:=SQRT(([.O12]/[.$N$11])^2+([.N12]/[.$N$11]^2)^2*[.$O$11]^2)" office:value-type="float" office:value="0.0877584375885429" calcext:value-type="float">
            <text:p>0.0877584376</text:p>
          </table:table-cell>
          <table:table-cell/>
          <table:table-cell table:formula="of:=[.N12]/[.$N$12]" office:value-type="float" office:value="1" calcext:value-type="float">
            <text:p>1</text:p>
          </table:table-cell>
          <table:table-cell table:style-name="ce10" table:formula="of:=SQRT(([.O12]/[.$N$12])^2+([.N12]/[.$N$12]^2)^2*[.$O$12]^2)" office:value-type="float" office:value="0.160984369146596" calcext:value-type="float">
            <text:p>0.16098436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Q12]" office:value-type="float" office:value="0.561726670896771" calcext:value-type="float">
            <text:p>0.5617266709</text:p>
          </table:table-cell>
          <table:table-cell table:formula="of:=[.R12]" office:value-type="float" office:value="0.0877584375885429" calcext:value-type="float">
            <text:p>0.08775843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table:formula="of:=[.D13]" office:value-type="float" office:value="857.368" calcext:value-type="float">
            <text:p>857.368</text:p>
          </table:table-cell>
          <table:table-cell table:formula="of:=[.E13]" office:value-type="float" office:value="52.2075" calcext:value-type="float">
            <text:p>52.2075</text:p>
          </table:table-cell>
          <table:table-cell table:formula="of:=[.F13]/[.C13]" office:value-type="float" office:value="2.85789333333333" calcext:value-type="float">
            <text:p>2.8578933333</text:p>
          </table:table-cell>
          <table:table-cell table:formula="of:=[.G13]/[.C13]" office:value-type="float" office:value="0.174025" calcext:value-type="float">
            <text:p>0.174025</text:p>
          </table:table-cell>
          <table:table-cell office:value-type="float" office:value="0.4556262864" calcext:value-type="float">
            <text:p>0.4556262864</text:p>
          </table:table-cell>
          <table:table-cell office:value-type="float" office:value="0.00191164506810349" calcext:value-type="float">
            <text:p>0.0019116451</text:p>
          </table:table-cell>
          <table:table-cell table:formula="of:=[.$L$3]*[.J13]^[.$L$2]" office:value-type="float" office:value="0.379506858532462" calcext:value-type="float">
            <text:p>0.3795068585</text:p>
          </table:table-cell>
          <table:table-cell table:formula="of:=0.1*[.L13]" office:value-type="float" office:value="0.0379506858532462" calcext:value-type="float">
            <text:p>0.0379506859</text:p>
          </table:table-cell>
          <table:table-cell table:formula="of:=[.H13]/[.L13]" office:value-type="float" office:value="7.53054462410691" calcext:value-type="float">
            <text:p>7.5305446241</text:p>
          </table:table-cell>
          <table:table-cell table:formula="of:=SQRT([.I13]^2/[.L13]^2 + ([.H13]/[.L13]^2)^2*[.M13]^2)" office:value-type="float" office:value="0.881682637462597" calcext:value-type="float">
            <text:p>0.8816826375</text:p>
          </table:table-cell>
          <table:table-cell/>
          <table:table-cell table:formula="of:=[.N13]/[.$N$11]" office:value-type="float" office:value="0.244583432665277" calcext:value-type="float">
            <text:p>0.2445834327</text:p>
          </table:table-cell>
          <table:table-cell table:formula="of:=SQRT(([.O13]/[.$N$11])^2+([.N13]/[.$N$11]^2)^2*[.$O$11]^2)" office:value-type="float" office:value="0.038793808524054" calcext:value-type="float">
            <text:p>0.0387938085</text:p>
          </table:table-cell>
          <table:table-cell/>
          <table:table-cell table:formula="of:=[.N13]/[.$N$12]" office:value-type="float" office:value="0.435413601200047" calcext:value-type="float">
            <text:p>0.4354136012</text:p>
          </table:table-cell>
          <table:table-cell table:style-name="ce10" table:formula="of:=SQRT(([.O13]/[.$N$12])^2+([.N13]/[.$N$12]^2)^2*[.$O$12]^2)" office:value-type="float" office:value="0.0711017361930213" calcext:value-type="float">
            <text:p>0.07110173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Q13]" office:value-type="float" office:value="0.244583432665277" calcext:value-type="float">
            <text:p>0.2445834327</text:p>
          </table:table-cell>
          <table:table-cell table:formula="of:=[.R13]" office:value-type="float" office:value="0.038793808524054" calcext:value-type="float">
            <text:p>0.038793808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office:value-type="float" office:value="0.354978768" calcext:value-type="float">
            <text:p>0.354978768</text:p>
          </table:table-cell>
          <table:table-cell office:value-type="float" office:value="0.00192638021773102" calcext:value-type="float">
            <text:p>0.0019263802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0.1*[.L14]" office:value-type="float" office:value="0.0504165468647245" calcext:value-type="float">
            <text:p>0.0504165469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471429829616429" calcext:value-type="float">
            <text:p>0.4714298296</text:p>
          </table:table-cell>
          <table:table-cell/>
          <table:table-cell table:formula="of:=[.N14]/[.$N$11]" office:value-type="float" office:value="0.11434908839854" calcext:value-type="float">
            <text:p>0.1143490884</text:p>
          </table:table-cell>
          <table:table-cell table:formula="of:=SQRT(([.O14]/[.$N$11])^2+([.N14]/[.$N$11]^2)^2*[.$O$11]^2)" office:value-type="float" office:value="0.0195998933515572" calcext:value-type="float">
            <text:p>0.0195998934</text:p>
          </table:table-cell>
          <table:table-cell/>
          <table:table-cell table:formula="of:=[.N14]/[.$N$12]" office:value-type="float" office:value="0.203567133844627" calcext:value-type="float">
            <text:p>0.2035671338</text:p>
          </table:table-cell>
          <table:table-cell table:style-name="ce10" table:formula="of:=SQRT(([.O14]/[.$N$12])^2+([.N14]/[.$N$12]^2)^2*[.$O$12]^2)" office:value-type="float" office:value="0.0357766321157555" calcext:value-type="float">
            <text:p>0.03577663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Q14]" office:value-type="float" office:value="0.11434908839854" calcext:value-type="float">
            <text:p>0.1143490884</text:p>
          </table:table-cell>
          <table:table-cell table:formula="of:=[.R14]" office:value-type="float" office:value="0.0195998933515572" calcext:value-type="float">
            <text:p>0.019599893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office:value-type="float" office:value="0.2925780608" calcext:value-type="float">
            <text:p>0.2925780608</text:p>
          </table:table-cell>
          <table:table-cell office:value-type="float" office:value="0.000919114835630975" calcext:value-type="float">
            <text:p>0.0009191148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0.1*[.L15]" office:value-type="float" office:value="0.0628217756774341" calcext:value-type="float">
            <text:p>0.0628217757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355569593730605" calcext:value-type="float">
            <text:p>0.3555695937</text:p>
          </table:table-cell>
          <table:table-cell/>
          <table:table-cell table:formula="of:=[.N15]/[.$N$11]" office:value-type="float" office:value="0.0971603043434407" calcext:value-type="float">
            <text:p>0.0971603043</text:p>
          </table:table-cell>
          <table:table-cell table:formula="of:=SQRT(([.O15]/[.$N$11])^2+([.N15]/[.$N$11]^2)^2*[.$O$11]^2)" office:value-type="float" office:value="0.0155388173836996" calcext:value-type="float">
            <text:p>0.0155388174</text:p>
          </table:table-cell>
          <table:table-cell/>
          <table:table-cell table:formula="of:=[.N15]/[.$N$12]" office:value-type="float" office:value="0.172967226548685" calcext:value-type="float">
            <text:p>0.1729672265</text:p>
          </table:table-cell>
          <table:table-cell table:style-name="ce10" table:formula="of:=SQRT(([.O15]/[.$N$12])^2+([.N15]/[.$N$12]^2)^2*[.$O$12]^2)" office:value-type="float" office:value="0.0284664997540215" calcext:value-type="float">
            <text:p>0.028466499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5]" office:value-type="float" office:value="0.0971603043434407" calcext:value-type="float">
            <text:p>0.0971603043</text:p>
          </table:table-cell>
          <table:table-cell table:formula="of:=[.R15]" office:value-type="float" office:value="0.0155388173836996" calcext:value-type="float">
            <text:p>0.015538817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3"/>
          <table:table-cell office:value-type="string" calcext:value-type="string">
            <text:p>NORMALIZADO A 30</text:p>
          </table:table-cell>
          <table:table-cell table:number-columns-repeated="2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6.37507457689406" calcext:value-type="float">
            <text:p>6.3750745769</text:p>
          </table:table-cell>
          <table:table-cell office:value-type="float" office:value="1.9009335862562" calcext:value-type="float">
            <text:p>1.9009335863</text:p>
          </table:table-cell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 medido</text:p>
          </table:table-cell>
          <table:table-cell table:style-name="ce4" office:value-type="string" calcext:value-type="string">
            <text:p><text:span text:style-name="T1">σ</text:span> N medido</text:p>
          </table:table-cell>
          <table:table-cell office:value-type="string" calcext:value-type="string">
            <text:p>N10</text:p>
          </table:table-cell>
          <table:table-cell table:style-name="ce4" office:value-type="string" calcext:value-type="string">
            <text:p><text:span text:style-name="T1">σ</text:span> N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1.7802252444299" calcext:value-type="float">
            <text:p>1.7802252444</text:p>
          </table:table-cell>
          <table:table-cell office:value-type="float" office:value="0.278124208981276" calcext:value-type="float">
            <text:p>0.278124209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float" office:value="3325.86" calcext:value-type="float">
            <text:p>3325.86</text:p>
          </table:table-cell>
          <table:table-cell table:style-name="ce3" office:value-type="float" office:value="63.9227" calcext:value-type="float">
            <text:p>63.92</text:p>
          </table:table-cell>
          <table:table-cell table:style-name="ce5" office:value-type="float" office:value="280.74082863189" calcext:value-type="float" table:number-columns-spanned="1" table:number-rows-spanned="4">
            <text:p>280.74</text:p>
          </table:table-cell>
          <table:table-cell table:style-name="ce5" office:value-type="float" office:value="72.0988276507954" calcext:value-type="float" table:number-columns-spanned="1" table:number-rows-spanned="4">
            <text:p>72.10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60984369146596" calcext:value-type="float">
            <text:p>0.1609843691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4867.3" calcext:value-type="float">
            <text:p>4867.3</text:p>
          </table:table-cell>
          <table:table-cell table:style-name="ce3" office:value-type="float" office:value="78.185" calcext:value-type="float">
            <text:p>78.19</text:p>
          </table:table-cell>
          <table:covered-table-cell table:number-columns-repeated="2" table:style-name="ce3"/>
          <table:table-cell table:number-columns-repeated="16"/>
          <table:table-cell office:value-type="float" office:value="50" calcext:value-type="float">
            <text:p>50</text:p>
          </table:table-cell>
          <table:table-cell office:value-type="float" office:value="0.435413601200047" calcext:value-type="float">
            <text:p>0.4354136012</text:p>
          </table:table-cell>
          <table:table-cell office:value-type="float" office:value="0.0711017361930213" calcext:value-type="float">
            <text:p>0.0711017362</text:p>
          </table:table-cell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567.77" calcext:value-type="float">
            <text:p>1567.77</text:p>
          </table:table-cell>
          <table:table-cell table:style-name="ce3" office:value-type="float" office:value="52.2877" calcext:value-type="float">
            <text:p>52.29</text:p>
          </table:table-cell>
          <table:covered-table-cell table:number-columns-repeated="2" table:style-name="ce3"/>
          <table:table-cell table:number-columns-repeated="16"/>
          <table:table-cell office:value-type="float" office:value="70" calcext:value-type="float">
            <text:p>70</text:p>
          </table:table-cell>
          <table:table-cell office:value-type="float" office:value="0.203567133844627" calcext:value-type="float">
            <text:p>0.2035671338</text:p>
          </table:table-cell>
          <table:table-cell office:value-type="float" office:value="0.0357766321157555" calcext:value-type="float">
            <text:p>0.0357766321</text:p>
          </table:table-cell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883.53" calcext:value-type="float">
            <text:p>1883.53</text:p>
          </table:table-cell>
          <table:table-cell table:style-name="ce3" office:value-type="float" office:value="55.2434" calcext:value-type="float">
            <text:p>55.24</text:p>
          </table:table-cell>
          <table:covered-table-cell table:style-name="ce3" office:value-type="float" office:value="280.74082863189" calcext:value-type="float">
            <text:p>280.74</text:p>
          </table:covered-table-cell>
          <table:covered-table-cell table:style-name="ce3" office:value-type="float" office:value="72.0988276507954" calcext:value-type="float">
            <text:p>72.10</text:p>
          </table:covered-table-cell>
          <table:table-cell table:number-columns-repeated="16"/>
          <table:table-cell office:value-type="float" office:value="90" calcext:value-type="float">
            <text:p>90</text:p>
          </table:table-cell>
          <table:table-cell office:value-type="float" office:value="0.172967226548685" calcext:value-type="float">
            <text:p>0.1729672265</text:p>
          </table:table-cell>
          <table:table-cell office:value-type="float" office:value="0.0284664997540215" calcext:value-type="float">
            <text:p>0.0284664998</text:p>
          </table:table-cell>
        </table:table-row>
        <table:table-row table:style-name="ro1" table:number-rows-repeated="5">
          <table:table-cell table:number-columns-repeated="6"/>
          <table:table-cell table:style-name="ce6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2">
          <table:table-cell/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R (s^-1)</text:p>
          </table:table-cell>
          <table:table-cell table:style-name="ce4" office:value-type="string" calcext:value-type="string">
            <text:p><text:span text:style-name="T1">σ</text:span> R (s^-1)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orr (s^-1)</text:p>
          </table:table-cell>
          <table:table-cell table:style-name="ce4" office:value-type="string" calcext:value-type="string">
            <text:p><text:span text:style-name="T1">σ</text:span> Rcorr (s^-1)</text:p>
          </table:table-cell>
          <table:table-cell office:value-type="string" calcext:value-type="string">
            <text:p>dσ/dΩi / dσ/dΩ20</text:p>
          </table:table-cell>
          <table:table-cell table:style-name="ce1" office:value-type="string" calcext:value-type="string">
            <text:p>σ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280.74082863189" calcext:value-type="float">
            <text:p>280.74</text:p>
          </table:table-cell>
          <table:table-cell table:style-name="ce3" office:value-type="float" office:value="72.0988276507954" calcext:value-type="float">
            <text:p>72.10</text:p>
          </table:table-cell>
          <table:table-cell table:style-name="ce3" office:value-type="float" office:value="28.074082863189" calcext:value-type="float">
            <text:p>28.07</text:p>
          </table:table-cell>
          <table:table-cell table:style-name="ce3" office:value-type="float" office:value="7.20988276507954" calcext:value-type="float">
            <text:p>7.21</text:p>
          </table:table-cell>
          <table:table-cell table:style-name="ce7" office:value-type="float" office:value="0.6470388896" calcext:value-type="float">
            <text:p>0.64704</text:p>
          </table:table-cell>
          <table:table-cell table:style-name="ce7" office:value-type="float" office:value="0.0007117516265" calcext:value-type="float">
            <text:p>0.00071</text:p>
          </table:table-cell>
          <table:table-cell table:style-name="ce9" office:value-type="float" office:value="0.254621992674106" calcext:value-type="float">
            <text:p>0.255</text:p>
          </table:table-cell>
          <table:table-cell table:style-name="ce9" office:value-type="float" office:value="0.0254621992674106" calcext:value-type="float">
            <text:p>0.025</text:p>
          </table:table-cell>
          <table:table-cell table:style-name="ce3" office:value-type="float" office:value="110.257886871231" calcext:value-type="float">
            <text:p>110.26</text:p>
          </table:table-cell>
          <table:table-cell table:style-name="ce3" office:value-type="float" office:value="30.3869264684647" calcext:value-type="float">
            <text:p>30.39</text:p>
          </table:table-cell>
          <table:table-cell table:style-name="ce3" office:value-type="float" office:value="3.58104941879734" calcext:value-type="float">
            <text:p>3.58</text:p>
          </table:table-cell>
          <table:table-cell table:style-name="ce3" office:value-type="float" office:value="1.05870979128129" calcext:value-type="float">
            <text:p>1.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089.07" calcext:value-type="float">
            <text:p>2089.07</text:p>
          </table:table-cell>
          <table:table-cell table:style-name="ce3" office:value-type="float" office:value="79.5429" calcext:value-type="float">
            <text:p>79.54</text:p>
          </table:table-cell>
          <table:table-cell table:style-name="ce3" office:value-type="float" office:value="8.70445833333333" calcext:value-type="float">
            <text:p>8.70</text:p>
          </table:table-cell>
          <table:table-cell table:style-name="ce3" office:value-type="float" office:value="0.33142875" calcext:value-type="float">
            <text:p>0.33</text:p>
          </table:table-cell>
          <table:table-cell table:style-name="ce8" office:value-type="float" office:value="0.5901885376" calcext:value-type="float">
            <text:p>0.5902</text:p>
          </table:table-cell>
          <table:table-cell table:style-name="ce8" office:value-type="float" office:value="0.00164024348542152" calcext:value-type="float">
            <text:p>0.0016</text:p>
          </table:table-cell>
          <table:table-cell table:style-name="ce9" office:value-type="float" office:value="0.282710800470295" calcext:value-type="float">
            <text:p>0.283</text:p>
          </table:table-cell>
          <table:table-cell table:style-name="ce9" office:value-type="float" office:value="0.0282710800470295" calcext:value-type="float">
            <text:p>0.028</text:p>
          </table:table-cell>
          <table:table-cell table:style-name="ce3" office:value-type="float" office:value="30.7892670490596" calcext:value-type="float">
            <text:p>30.79</text:p>
          </table:table-cell>
          <table:table-cell table:style-name="ce3" office:value-type="float" office:value="3.29456127443504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51325889926227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934.004" calcext:value-type="float">
            <text:p>934.00</text:p>
          </table:table-cell>
          <table:table-cell table:style-name="ce3" office:value-type="float" office:value="50.798" calcext:value-type="float">
            <text:p>50.80</text:p>
          </table:table-cell>
          <table:table-cell table:style-name="ce3" office:value-type="float" office:value="5.18891111111111" calcext:value-type="float">
            <text:p>5.19</text:p>
          </table:table-cell>
          <table:table-cell table:style-name="ce3" office:value-type="float" office:value="0.282211111111111" calcext:value-type="float">
            <text:p>0.28</text:p>
          </table:table-cell>
          <table:table-cell table:style-name="ce8" office:value-type="float" office:value="0.5601556672" calcext:value-type="float">
            <text:p>0.5602</text:p>
          </table:table-cell>
          <table:table-cell table:style-name="ce8" office:value-type="float" office:value="0.00178758709825824" calcext:value-type="float">
            <text:p>0.0018</text:p>
          </table:table-cell>
          <table:table-cell table:style-name="ce9" office:value-type="float" office:value="0.300021125426074" calcext:value-type="float">
            <text:p>0.300</text:p>
          </table:table-cell>
          <table:table-cell table:style-name="ce9" office:value-type="float" office:value="0.0300021125426074" calcext:value-type="float">
            <text:p>0.030</text:p>
          </table:table-cell>
          <table:table-cell table:style-name="ce3" office:value-type="float" office:value="17.2951524788199" calcext:value-type="float">
            <text:p>17.30</text:p>
          </table:table-cell>
          <table:table-cell table:style-name="ce3" office:value-type="float" office:value="1.96876149768" calcext:value-type="float">
            <text:p>1.97</text:p>
          </table:table-cell>
          <table:table-cell table:style-name="ce9" office:value-type="float" office:value="0.561726670896771" calcext:value-type="float">
            <text:p>0.562</text:p>
          </table:table-cell>
          <table:table-cell table:style-name="ce9" office:value-type="float" office:value="0.0877584375885429" calcext:value-type="float">
            <text:p>0.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3" office:value-type="float" office:value="857.368" calcext:value-type="float">
            <text:p>857.37</text:p>
          </table:table-cell>
          <table:table-cell table:style-name="ce3" office:value-type="float" office:value="52.2075" calcext:value-type="float">
            <text:p>52.21</text:p>
          </table:table-cell>
          <table:table-cell table:style-name="ce3" office:value-type="float" office:value="2.85789333333333" calcext:value-type="float">
            <text:p>2.86</text:p>
          </table:table-cell>
          <table:table-cell table:style-name="ce3" office:value-type="float" office:value="0.174025" calcext:value-type="float">
            <text:p>0.17</text:p>
          </table:table-cell>
          <table:table-cell table:style-name="ce8" office:value-type="float" office:value="0.4556262864" calcext:value-type="float">
            <text:p>0.4556</text:p>
          </table:table-cell>
          <table:table-cell table:style-name="ce8" office:value-type="float" office:value="0.00191164506810349" calcext:value-type="float">
            <text:p>0.0019</text:p>
          </table:table-cell>
          <table:table-cell table:style-name="ce9" office:value-type="float" office:value="0.379506858532462" calcext:value-type="float">
            <text:p>0.380</text:p>
          </table:table-cell>
          <table:table-cell table:style-name="ce9" office:value-type="float" office:value="0.0379506858532462" calcext:value-type="float">
            <text:p>0.038</text:p>
          </table:table-cell>
          <table:table-cell table:style-name="ce3" office:value-type="float" office:value="7.53054462410691" calcext:value-type="float">
            <text:p>7.53</text:p>
          </table:table-cell>
          <table:table-cell table:style-name="ce3" office:value-type="float" office:value="0.881682637462597" calcext:value-type="float">
            <text:p>0.88</text:p>
          </table:table-cell>
          <table:table-cell table:style-name="ce9" office:value-type="float" office:value="0.244583432665277" calcext:value-type="float">
            <text:p>0.245</text:p>
          </table:table-cell>
          <table:table-cell table:style-name="ce9" office:value-type="float" office:value="0.038793808524054" calcext:value-type="float">
            <text:p>0.0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table:style-name="ce3" office:value-type="float" office:value="958.515" calcext:value-type="float">
            <text:p>958.52</text:p>
          </table:table-cell>
          <table:table-cell table:style-name="ce3" office:value-type="float" office:value="85.354" calcext:value-type="float">
            <text:p>85.35</text:p>
          </table:table-cell>
          <table:table-cell table:style-name="ce3" office:value-type="float" office:value="1.77502777777778" calcext:value-type="float">
            <text:p>1.78</text:p>
          </table:table-cell>
          <table:table-cell table:style-name="ce3" office:value-type="float" office:value="0.158062962962963" calcext:value-type="float">
            <text:p>0.16</text:p>
          </table:table-cell>
          <table:table-cell table:style-name="ce8" office:value-type="float" office:value="0.354978768" calcext:value-type="float">
            <text:p>0.3550</text:p>
          </table:table-cell>
          <table:table-cell table:style-name="ce8" office:value-type="float" office:value="0.00192638021773102" calcext:value-type="float">
            <text:p>0.0019</text:p>
          </table:table-cell>
          <table:table-cell table:style-name="ce9" office:value-type="float" office:value="0.504165468647245" calcext:value-type="float">
            <text:p>0.504</text:p>
          </table:table-cell>
          <table:table-cell table:style-name="ce9" office:value-type="float" office:value="0.0504165468647245" calcext:value-type="float">
            <text:p>0.050</text:p>
          </table:table-cell>
          <table:table-cell table:style-name="ce3" office:value-type="float" office:value="3.52072461951917" calcext:value-type="float">
            <text:p>3.52</text:p>
          </table:table-cell>
          <table:table-cell table:style-name="ce3" office:value-type="float" office:value="0.471429829616429" calcext:value-type="float">
            <text:p>0.47</text:p>
          </table:table-cell>
          <table:table-cell table:style-name="ce9" office:value-type="float" office:value="0.11434908839854" calcext:value-type="float">
            <text:p>0.114</text:p>
          </table:table-cell>
          <table:table-cell table:style-name="ce9" office:value-type="float" office:value="0.0195998933515572" calcext:value-type="float">
            <text:p>0.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879.31" calcext:value-type="float">
            <text:p>1879.31</text:p>
          </table:table-cell>
          <table:table-cell table:style-name="ce3" office:value-type="float" office:value="120.741" calcext:value-type="float">
            <text:p>120.74</text:p>
          </table:table-cell>
          <table:table-cell table:style-name="ce3" office:value-type="float" office:value="1.87931" calcext:value-type="float">
            <text:p>1.88</text:p>
          </table:table-cell>
          <table:table-cell table:style-name="ce3" office:value-type="float" office:value="0.120741" calcext:value-type="float">
            <text:p>0.12</text:p>
          </table:table-cell>
          <table:table-cell table:style-name="ce7" office:value-type="float" office:value="0.2925780608" calcext:value-type="float">
            <text:p>0.29258</text:p>
          </table:table-cell>
          <table:table-cell table:style-name="ce7" office:value-type="float" office:value="0.000919114835630975" calcext:value-type="float">
            <text:p>0.00092</text:p>
          </table:table-cell>
          <table:table-cell table:style-name="ce9" office:value-type="float" office:value="0.628217756774341" calcext:value-type="float">
            <text:p>0.628</text:p>
          </table:table-cell>
          <table:table-cell table:style-name="ce9" office:value-type="float" office:value="0.0628217756774341" calcext:value-type="float">
            <text:p>0.063</text:p>
          </table:table-cell>
          <table:table-cell table:style-name="ce3" office:value-type="float" office:value="2.99149455699811" calcext:value-type="float">
            <text:p>2.99</text:p>
          </table:table-cell>
          <table:table-cell table:style-name="ce3" office:value-type="float" office:value="0.355569593730605" calcext:value-type="float">
            <text:p>0.36</text:p>
          </table:table-cell>
          <table:table-cell table:style-name="ce9" office:value-type="float" office:value="0.0971603043434407" calcext:value-type="float">
            <text:p>0.097</text:p>
          </table:table-cell>
          <table:table-cell table:style-name="ce9" office:value-type="float" office:value="0.0155388173836996" calcext:value-type="float">
            <text:p>0.01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number:number-style style:name="N14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4:16:54.912650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10T14:26:37.813295707</dc:date>
    <meta:editing-duration>PT12H17M41S</meta:editing-duration>
    <meta:editing-cycles>44</meta:editing-cycles>
    <meta:generator>LibreOffice/4.2.8.2$Linux_X86_64 LibreOffice_project/420m0$Build-2</meta:generator>
    <meta:document-statistic meta:table-count="1" meta:cell-count="324" meta:object-count="0"/>
  </office:meta>
</office:document-meta>
</file>